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1e795" officeooo:paragraph-rsid="0011e795"/>
    </style:style>
    <style:style style:name="P2" style:family="paragraph" style:parent-style-name="Standard">
      <style:text-properties officeooo:rsid="00122b35" officeooo:paragraph-rsid="00122b35"/>
    </style:style>
    <style:style style:name="P3" style:family="paragraph" style:parent-style-name="Standard">
      <style:text-properties fo:font-weight="bold" officeooo:rsid="0012d0c6" officeooo:paragraph-rsid="0012d0c6" style:font-weight-asian="bold" style:font-weight-complex="bold"/>
    </style:style>
    <style:style style:name="P4" style:family="paragraph" style:parent-style-name="Standard">
      <style:text-properties fo:font-weight="normal" officeooo:rsid="0012d0c6" officeooo:paragraph-rsid="0012d0c6" style:font-weight-asian="normal" style:font-weight-complex="normal"/>
    </style:style>
    <style:style style:name="P5" style:family="paragraph" style:parent-style-name="Standard">
      <style:text-properties fo:font-weight="normal" officeooo:rsid="0014ca72" officeooo:paragraph-rsid="0014ca72" style:font-weight-asian="normal" style:font-weight-complex="normal"/>
    </style:style>
    <style:style style:name="P6" style:family="paragraph" style:parent-style-name="Standard">
      <style:text-properties fo:font-weight="normal" officeooo:rsid="0015e6ea" officeooo:paragraph-rsid="0015e6ea" style:font-weight-asian="normal" style:font-weight-complex="normal"/>
    </style:style>
    <style:style style:name="P7" style:family="paragraph" style:parent-style-name="Standard">
      <style:text-properties fo:font-style="normal" fo:font-weight="bold" officeooo:rsid="0015e6ea" officeooo:paragraph-rsid="0015e6ea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text-position="sub 58%" fo:font-style="normal" fo:font-weight="normal" officeooo:rsid="0015e6ea" officeooo:paragraph-rsid="0015e6e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>
        <style:tab-stops>
          <style:tab-stop style:position="1in"/>
        </style:tab-stops>
      </style:paragraph-properties>
      <style:text-properties style:text-position="0% 100%" fo:font-style="normal" fo:font-weight="bold" officeooo:rsid="0015e6ea" officeooo:paragraph-rsid="0015e6ea" style:font-style-asian="normal" style:font-weight-asian="bold" style:font-style-complex="normal" style:font-weight-complex="bold"/>
    </style:style>
    <style:style style:name="P10" style:family="paragraph" style:parent-style-name="Table_20_Contents">
      <style:text-properties officeooo:rsid="0015e6ea" officeooo:paragraph-rsid="0015e6ea"/>
    </style:style>
    <style:style style:name="T1" style:family="text">
      <style:text-properties officeooo:rsid="00122b3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4ca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xander Bratyshkin</text:p>
      <text:p text:style-name="P1">260684228</text:p>
      <text:p text:style-name="P1"/>
      <text:p text:style-name="P1">Assignment 2</text:p>
      <text:p text:style-name="P1"><text:line-break/><text:span text:style-name="T2">Q1) </text:span></text:p>
      <text:p text:style-name="P1"/>
      <text:p text:style-name="P1">1) <text:s/><text:span text:style-name="T1">flag[0] = F, flag[1] = F;</text:span></text:p>
      <text:p text:style-name="P2">2) <text:s/>P0 executes =&gt; flag[0] = T, flag[1] = F;</text:p>
      <text:p text:style-name="P2">3) <text:s/>CPU switch from P0 to P1 before P0 reaches while loop =&gt; P1 executes =&gt; flag[0] = T, flag[1] = T;</text:p>
      <text:p text:style-name="P2">4) <text:s/>P0 goes inside while loop =&gt; flag[0] = T, flag[1] = T;</text:p>
      <text:p text:style-name="P2">5) <text:s/>P1 goes inside while loop =&gt; flag[0] = T, flag[1] = T;</text:p>
      <text:p text:style-name="P2">6) <text:s/>P0 &amp; P1 stuck at while loop =&gt; <text:span text:style-name="T3">deadlock</text:span>. </text:p>
      <text:p text:style-name="P2"/>
      <text:p text:style-name="P3">Q2) </text:p>
      <text:p text:style-name="P3"/>
      <text:p text:style-name="P4">No deadlock is possible for this question. However, there is indeed process starvation: <text:s/></text:p>
      <text:p text:style-name="P4"/>
      <text:p text:style-name="P4">1) turn = 0;</text:p>
      <text:p text:style-name="P4">2) P0 executes =&gt; turn = 0; </text:p>
      <text:p text:style-name="P4">3) P0 goes into CS because it satisfies while loop’s condition =&gt; finishes CS =&gt; turn = 1. In the meantime, P1 waits in its while loop; <text:line-break/>4) After P0 is done with its CS, P1 enters while loop because turn = 1;</text:p>
      <text:p text:style-name="P4">5) P<text:span text:style-name="T4">1</text:span> finishes executing, sets turn = 0;</text:p>
      <text:p text:style-name="P5">6) P0 continues in non-critical section, turn = 0. In the meantime, P1 loops back, and is now waiting forever because turn = 0. Therefore, starvation of P1 occurs.</text:p>
      <text:p text:style-name="P5"/>
      <text:p text:style-name="P5">Another possible scenario for starvation is the following:</text:p>
      <text:p text:style-name="P5"/>
      <text:p text:style-name="P5">1) turn = 0;</text:p>
      <text:p text:style-name="P5">2) P0 executes, goes through to the CS past the while loop (turn = 0). In the meantime, P1 is waiting to enter its critical section (busy waiting on while loop); </text:p>
      <text:p text:style-name="P5">3) P0 crashes during execution of CS, does not set its turn to 1, and therefore P1 remains waiting to go past while loop.</text:p>
      <text:p text:style-name="P5"/>
      <text:p text:style-name="P6"><text:span text:style-name="T2">Trace of output when running ./a.out test1 and ./a.out test2 simultaneously</text:span> </text:p>
      <text:p text:style-name="P6"/>
      <text:p text:style-name="P9">test1</text:p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[alex@alexbrat assignment_2]$ ./a.out test1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<text:soft-page-break/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Specified table is not available.</text:p>
            <text:p text:style-name="P10">Specified table is not available.</text:p>
            <text:p text:style-name="P10">No tables are currently available.</text:p>
            <text:p text:style-name="P10">No tables are currently available.</text:p>
            <text:p text:style-name="P10">No tables are currently available.</text:p>
            <text:p text:style-name="P10">No tables are currently available.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<text:soft-page-break/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<text:soft-page-break/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No tables are currently available.</text:p>
            <text:p text:style-name="P10">No tables are currently available.</text:p>
            <text:p text:style-name="P10">No tables are currently available.</text:p>
            <text:p text:style-name="P10">No tables are currently available.</text:p>
            <text:p text:style-name="P10">TABLE 100 : boii1</text:p>
            <text:p text:style-name="P10">TABLE 101 : boii4</text:p>
            <text:p text:style-name="P10"><text:soft-page-break/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No tables are currently available.</text:p>
            <text:p text:style-name="P10">No tables are currently available.</text:p>
            <text:p text:style-name="P10">No tables are currently available.</text:p>
            <text:p text:style-name="P10">No tables are currently available.</text:p>
            <text:p text:style-name="P10">No tables are currently available.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<text:soft-page-break/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<text:soft-page-break/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No tables are currently available.</text:p>
            <text:p text:style-name="P10">No tables are currently available.</text:p>
            <text:p text:style-name="P10">No tables are currently available.</text:p>
            <text:p text:style-name="P10">No tables are currently available.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<text:soft-page-break/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Specified table is not available.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Specified table is not available.</text:p>
            <text:p text:style-name="P10">TABLE 100 : boii1</text:p>
            <text:p text:style-name="P10">TABLE 101 : boii4</text:p>
            <text:p text:style-name="P10">TABLE 102 : boii2</text:p>
            <text:p text:style-name="P10"><text:soft-page-break/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Specified table is not available.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</table:table-cell>
        </table:table-row>
      </table:table>
      <text:p text:style-name="P9"/>
      <text:p text:style-name="P6"/>
      <text:p text:style-name="P7">test2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[alex@alexbrat assignment_2]$ ./a.out test2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<text:soft-page-break/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Specified table is not available.</text:p>
            <text:p text:style-name="P10">Invalid table number.</text:p>
            <text:p text:style-name="P10">Invalid section number.</text:p>
            <text:p text:style-name="P10">Invalid section number.</text:p>
            <text:p text:style-name="P10">Invalid table number.</text:p>
            <text:p text:style-name="P10">No tables are currently available.</text:p>
            <text:p text:style-name="P10">You have entered an invalid command. Supported commands: reserve, init, status, exit. 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<text:soft-page-break/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Invalid table number.</text:p>
            <text:p text:style-name="P10">Invalid table number.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<text:soft-page-break/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<text:soft-page-break/>No tables are currently available.</text:p>
            <text:p text:style-name="P10">No tables are currently available.</text:p>
            <text:p text:style-name="P10">No tables are currently available.</text:p>
            <text:p text:style-name="P10">No tables are currently available.</text:p>
            <text:p text:style-name="P10">No tables are currently available.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<text:soft-page-break/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<text:soft-page-break/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Specified table is not available.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TABLE 208 : boii19</text:p>
            <text:p text:style-name="P10">TABLE 209 : boii20</text:p>
            <text:p text:style-name="P10">TABLE 100 : boii1</text:p>
            <text:p text:style-name="P10">TABLE 101 : boii4</text:p>
            <text:p text:style-name="P10">TABLE 102 : boii2</text:p>
            <text:p text:style-name="P10">TABLE 103 : boii3</text:p>
            <text:p text:style-name="P10">TABLE 104 : boii6</text:p>
            <text:p text:style-name="P10">TABLE 105 : boii10</text:p>
            <text:p text:style-name="P10">TABLE 106 : boii8</text:p>
            <text:p text:style-name="P10">TABLE 107 : boii13</text:p>
            <text:p text:style-name="P10">TABLE 108 : boii11</text:p>
            <text:p text:style-name="P10">TABLE 109 : boii15</text:p>
            <text:p text:style-name="P10">TABLE 200 : boii5</text:p>
            <text:p text:style-name="P10">TABLE 201 : boii7</text:p>
            <text:p text:style-name="P10">TABLE 202 : boii16</text:p>
            <text:p text:style-name="P10">TABLE 203 : boii18</text:p>
            <text:p text:style-name="P10">TABLE 204 : boii9</text:p>
            <text:p text:style-name="P10">TABLE 205 : boii12</text:p>
            <text:p text:style-name="P10">TABLE 206 : boii14</text:p>
            <text:p text:style-name="P10">TABLE 207 : boii17</text:p>
            <text:p text:style-name="P10"><text:soft-page-break/>TABLE 208 : boii19</text:p>
            <text:p text:style-name="P10">TABLE 209 : boii20</text:p>
            <text:p text:style-name="P10">You have entered an invalid command. Supported commands: reserve, init, status, exit. </text:p>
            <text:p text:style-name="P10">You have entered an invalid command. Supported commands: reserve, init, status, exit. </text:p>
          </table:table-cell>
        </table:table-row>
      </table:table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4:16:44.494921487</meta:creation-date>
    <dc:date>2017-11-07T15:11:44.752068511</dc:date>
    <meta:editing-duration>PT6M52S</meta:editing-duration>
    <meta:editing-cycles>1</meta:editing-cycles>
    <meta:document-statistic meta:table-count="2" meta:image-count="0" meta:object-count="0" meta:page-count="16" meta:paragraph-count="705" meta:word-count="3038" meta:character-count="14083" meta:non-whitespace-character-count="11731"/>
    <meta:generator>LibreOffice/5.2.7.2$Linux_X86_64 LibreOffice_project/20$Build-2</meta:generator>
  </office:meta>
</office:document-meta>
</file>